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9688in" fo:margin-left="-0.0375in" table:align="left"/>
    </style:style>
    <style:style style:name="Table1.A" style:family="table-column">
      <style:table-column-properties style:column-width="3.5in"/>
    </style:style>
    <style:style style:name="Table1.B" style:family="table-column">
      <style:table-column-properties style:column-width="3.4688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688in" fo:margin-left="-0.0375in" table:align="left"/>
    </style:style>
    <style:style style:name="Table2.A" style:family="table-column">
      <style:table-column-properties style:column-width="3.5in"/>
    </style:style>
    <style:style style:name="Table2.B" style:family="table-column">
      <style:table-column-properties style:column-width="3.4688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5e97" officeooo:paragraph-rsid="00065e97"/>
    </style:style>
    <style:style style:name="P2" style:family="paragraph" style:parent-style-name="Standard">
      <style:text-properties officeooo:paragraph-rsid="00077024"/>
    </style:style>
    <style:style style:name="P3" style:family="paragraph" style:parent-style-name="Standard">
      <style:text-properties officeooo:rsid="00077024" officeooo:paragraph-rsid="00077024"/>
    </style:style>
    <style:style style:name="P4" style:family="paragraph" style:parent-style-name="Table_20_Contents">
      <style:paragraph-properties fo:text-align="center" style:justify-single-word="false"/>
      <style:text-properties style:font-name="DejaVu Sans" fo:font-size="24pt" officeooo:rsid="00065e97" officeooo:paragraph-rsid="00065e97" style:font-size-asian="24pt" style:font-size-complex="24pt"/>
    </style:style>
    <style:style style:name="P5" style:family="paragraph" style:parent-style-name="Table_20_Contents">
      <style:paragraph-properties fo:text-align="center" style:justify-single-word="false"/>
      <style:text-properties style:font-name="DejaVu Sans" fo:font-size="24pt" officeooo:rsid="00065e97" officeooo:paragraph-rsid="00077024" style:font-size-asian="24pt" style:font-size-complex="24pt"/>
    </style:style>
    <style:style style:name="P6" style:family="paragraph" style:parent-style-name="Table_20_Contents">
      <style:paragraph-properties fo:text-align="center" style:justify-single-word="false"/>
      <style:text-properties style:font-name="DejaVu Sans" fo:font-size="24pt" style:font-size-asian="24pt" style:font-size-complex="2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gmail </text:p>
            <text:p text:style-name="P4">twitter </text:p>
            <text:p text:style-name="P4">google</text:p>
          </table:table-cell>
          <table:table-cell table:style-name="Table1.B1" office:value-type="string">
            <text:p text:style-name="P4">gmail </text:p>
            <text:p text:style-name="P4">twitter </text:p>
            <text:p text:style-name="P4">google</text:p>
          </table:table-cell>
        </table:table-row>
        <table:table-row>
          <table:table-cell table:style-name="Table1.A2" office:value-type="string">
            <text:p text:style-name="P4">gmail </text:p>
            <text:p text:style-name="P4">twitter</text:p>
            <text:p text:style-name="P4">amazon</text:p>
          </table:table-cell>
          <table:table-cell table:style-name="Table1.B2" office:value-type="string">
            <text:p text:style-name="P4">gmail </text:p>
            <text:p text:style-name="P4">twitter</text:p>
            <text:p text:style-name="P4">amazon</text:p>
          </table:table-cell>
        </table:table-row>
        <table:table-row>
          <table:table-cell table:style-name="Table1.A2" office:value-type="string">
            <text:p text:style-name="P4">gmail</text:p>
            <text:p text:style-name="P4">google</text:p>
            <text:p text:style-name="P4">amazon</text:p>
          </table:table-cell>
          <table:table-cell table:style-name="Table1.B2" office:value-type="string">
            <text:p text:style-name="P4">gmail</text:p>
            <text:p text:style-name="P4">google</text:p>
            <text:p text:style-name="P4">amazon</text:p>
          </table:table-cell>
        </table:table-row>
        <table:table-row>
          <table:table-cell table:style-name="Table1.A2" office:value-type="string">
            <text:p text:style-name="P4">twitter</text:p>
            <text:p text:style-name="P4">google</text:p>
            <text:p text:style-name="P4">amazon</text:p>
          </table:table-cell>
          <table:table-cell table:style-name="Table1.B2" office:value-type="string">
            <text:p text:style-name="P4">twitter</text:p>
            <text:p text:style-name="P4">google</text:p>
            <text:p text:style-name="P4">amazon</text:p>
          </table:table-cell>
        </table:table-row>
        <table:table-row>
          <table:table-cell table:style-name="Table1.A2" office:value-type="string">
            <text:p text:style-name="P4">gmail </text:p>
            <text:p text:style-name="P4">twitter </text:p>
            <text:p text:style-name="P4">google</text:p>
          </table:table-cell>
          <table:table-cell table:style-name="Table1.B2" office:value-type="string">
            <text:p text:style-name="P4">gmail </text:p>
            <text:p text:style-name="P4">twitter </text:p>
            <text:p text:style-name="P4">google</text:p>
          </table:table-cell>
        </table:table-row>
        <table:table-row>
          <table:table-cell table:style-name="Table1.A2" office:value-type="string">
            <text:p text:style-name="P4">gmail </text:p>
            <text:p text:style-name="P4">twitter</text:p>
            <text:p text:style-name="P4">amazon</text:p>
          </table:table-cell>
          <table:table-cell table:style-name="Table1.B2" office:value-type="string">
            <text:p text:style-name="P4">gmail </text:p>
            <text:p text:style-name="P4">twitter</text:p>
            <text:p text:style-name="P4">amazon</text:p>
          </table:table-cell>
        </table:table-row>
        <table:table-row>
          <table:table-cell table:style-name="Table1.A2" office:value-type="string">
            <text:p text:style-name="P4">gmail</text:p>
            <text:p text:style-name="P4">google</text:p>
            <text:p text:style-name="P4">amazon</text:p>
          </table:table-cell>
          <table:table-cell table:style-name="Table1.B2" office:value-type="string">
            <text:p text:style-name="P4">gmail</text:p>
            <text:p text:style-name="P4">google</text:p>
            <text:p text:style-name="P4">amazon</text:p>
          </table:table-cell>
        </table:table-row>
      </table:table>
      <text:p text:style-name="P1"/>
      <text:p text:style-name="P3"><text:soft-page-break/></text:p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5">gmail </text:p>
            <text:p text:style-name="P5">twitter </text:p>
            <text:p text:style-name="P5">google</text:p>
          </table:table-cell>
          <table:table-cell table:style-name="Table2.B1" office:value-type="string">
            <text:p text:style-name="P5">gmail </text:p>
            <text:p text:style-name="P5">twitter </text:p>
            <text:p text:style-name="P5">google</text:p>
          </table:table-cell>
        </table:table-row>
        <table:table-row>
          <table:table-cell table:style-name="Table2.A2" office:value-type="string">
            <text:p text:style-name="P5">gmail </text:p>
            <text:p text:style-name="P5">twitter</text:p>
            <text:p text:style-name="P5">amazon</text:p>
          </table:table-cell>
          <table:table-cell table:style-name="Table2.B2" office:value-type="string">
            <text:p text:style-name="P5">gmail </text:p>
            <text:p text:style-name="P5">twitter</text:p>
            <text:p text:style-name="P5">amazon</text:p>
          </table:table-cell>
        </table:table-row>
        <table:table-row>
          <table:table-cell table:style-name="Table2.A2" office:value-type="string">
            <text:p text:style-name="P5">gmail</text:p>
            <text:p text:style-name="P5">google</text:p>
            <text:p text:style-name="P5">amazon</text:p>
          </table:table-cell>
          <table:table-cell table:style-name="Table2.B2" office:value-type="string">
            <text:p text:style-name="P5">gmail</text:p>
            <text:p text:style-name="P5">google</text:p>
            <text:p text:style-name="P5">amazon</text:p>
          </table:table-cell>
        </table:table-row>
        <table:table-row>
          <table:table-cell table:style-name="Table2.A2" office:value-type="string">
            <text:p text:style-name="P5">twitter</text:p>
            <text:p text:style-name="P5">google</text:p>
            <text:p text:style-name="P5">amazon</text:p>
          </table:table-cell>
          <table:table-cell table:style-name="Table2.B2" office:value-type="string">
            <text:p text:style-name="P5">twitter</text:p>
            <text:p text:style-name="P5">google</text:p>
            <text:p text:style-name="P5">amazon</text:p>
          </table:table-cell>
        </table:table-row>
        <table:table-row>
          <table:table-cell table:style-name="Table2.A2" office:value-type="string">
            <text:p text:style-name="P5">gmail </text:p>
            <text:p text:style-name="P5">twitter </text:p>
            <text:p text:style-name="P5">google</text:p>
          </table:table-cell>
          <table:table-cell table:style-name="Table2.B2" office:value-type="string">
            <text:p text:style-name="P5">gmail </text:p>
            <text:p text:style-name="P5">twitter </text:p>
            <text:p text:style-name="P5">google</text:p>
          </table:table-cell>
        </table:table-row>
        <table:table-row>
          <table:table-cell table:style-name="Table2.A2" office:value-type="string">
            <text:p text:style-name="P5">gmail </text:p>
            <text:p text:style-name="P5">twitter</text:p>
            <text:p text:style-name="P5">amazon</text:p>
          </table:table-cell>
          <table:table-cell table:style-name="Table2.B2" office:value-type="string">
            <text:p text:style-name="P5">gmail </text:p>
            <text:p text:style-name="P5">twitter</text:p>
            <text:p text:style-name="P5">amazon</text:p>
          </table:table-cell>
        </table:table-row>
        <table:table-row>
          <table:table-cell table:style-name="Table2.A2" office:value-type="string">
            <text:p text:style-name="P5">twitter</text:p>
            <text:p text:style-name="P5">google</text:p>
            <text:p text:style-name="P5">amazon</text:p>
          </table:table-cell>
          <table:table-cell table:style-name="Table2.B2" office:value-type="string">
            <text:p text:style-name="P5">twitter</text:p>
            <text:p text:style-name="P5">google</text:p>
            <text:p text:style-name="P5">amazon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ennifer </meta:initial-creator>
    <meta:creation-date>2015-07-27T17:42:08.597416769</meta:creation-date>
    <meta:printed-by>jennifer </meta:printed-by>
    <meta:print-date>2015-07-27T17:59:39.876535155</meta:print-date>
    <dc:date>2015-07-29T17:47:14.156539075</dc:date>
    <dc:creator>jennifer </dc:creator>
    <meta:editing-duration>P1DT19H33M59S</meta:editing-duration>
    <meta:editing-cycles>2</meta:editing-cycles>
    <meta:generator>LibreOffice/4.2.8.2$Linux_X86_64 LibreOffice_project/420m0$Build-2</meta:generator>
    <meta:document-statistic meta:table-count="2" meta:image-count="0" meta:object-count="0" meta:page-count="2" meta:paragraph-count="84" meta:word-count="84" meta:character-count="528" meta:non-whitespace-character-count="504"/>
  </office:meta>
</office:document-meta>
</file>